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Base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Base.LengthBase( PropertyList plist , int bas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engthBa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ngthBase.getBas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Base.getBaseLength( PercentBas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engthBase.getBa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